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margin-left="0cm" fo:margin-right="0.093cm" fo:text-align="start" style:justify-single-word="false" fo:text-indent="0cm" style:auto-text-indent="false" text:number-lines="false" text:line-number="0"/>
    </style:style>
    <style:style style:name="P10"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style:tab-stops>
          <style:tab-stop style:position="5.054cm" style:type="right"/>
          <style:tab-stop style:position="8.64cm" style:type="right"/>
        </style:tab-stops>
      </style:paragraph-properties>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4" style:family="paragraph" style:parent-style-name="Standard" style:list-style-name="L2">
      <style:paragraph-properties>
        <style:tab-stops/>
      </style:paragraph-properties>
      <style:text-properties fo:font-weight="normal" style:font-weight-asian="normal" style:font-weight-complex="normal"/>
    </style:style>
    <style:style style:name="P15" style:family="paragraph" style:parent-style-name="Standard">
      <style:paragraph-properties>
        <style:tab-stops/>
      </style:paragraph-properties>
      <style:text-properties fo:font-weight="normal" style:font-weight-asian="normal" style:font-weight-complex="normal"/>
    </style:style>
    <style:style style:name="P16" style:family="paragraph" style:parent-style-name="Standard" style:list-style-name="L2">
      <style:paragraph-properties>
        <style:tab-stops/>
      </style:paragraph-properties>
      <style:text-properties fo:font-weight="normal" style:font-weight-asian="normal" style:font-weight-complex="normal"/>
    </style:style>
    <style:style style:name="P17" style:family="paragraph" style:parent-style-name="Standard">
      <style:paragraph-properties>
        <style:tab-stops/>
      </style:paragraph-properties>
      <style:text-properties fo:font-weight="bold" style:font-weight-asian="bold"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8937159711622948320" text:style-name="L1">
        <text:list-header>
          <text:p text:style-name="P10"/>
        </text:list-header>
        <text:list-item>
          <text:p text:style-name="P10"><text:tab/>Systemet möjliggör att en ”övergripande” <text:span text:style-name="T1">systemadministratör</text:span>, utsedd av gymnastikligan, <text:s/>har möjlighet att administrera klubbar genom att logga in via systemets webbplats.</text:p>
        </text:list-item>
        <text:list-item>
          <text:p text:style-name="P10">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0">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0">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0">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0">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0">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Uppgift 3 – Användningsfall<text:tab/><text:tab/>(Use-cases ← visionsdokument)</text:span></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7">Aktör</text:p>
          </table:table-cell>
          <table:table-cell table:style-name="Tabell1.C1" office:value-type="string">
            <text:p text:style-name="P7">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8">Loggar in → registr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8">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8">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8">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8">Loggar in → registr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8">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8">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8">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8">Skickar förfrågan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8">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8">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8">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8">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8">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8">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Uppgift 4 – Användningsfall<text:tab/><text:tab/>(documentation ← Use-cases)</text:span></text:p>
      <text:p text:style-name="P1"><text:span text:style-name="T3"/></text:p>
      <text:p text:style-name="P1"><text:span text:style-name="T3"><text:tab/>version 1.0</text:span></text:p>
      <text:p text:style-name="P1"><text:span text:style-name="T3"/></text:p>
      <text:p text:style-name="P1"><text:span text:style-name="T3">Användningsfall → punkt 1 → dokumentation</text:span></text:p>
      <text:p text:style-name="P1"><text:span text:style-name="T3"/></text:p>
      <text:p text:style-name="P1"><text:span text:style-name="T3">Beskrivning:</text:span></text:p>
      <text:p text:style-name="P13"><text:span text:style-name="T2">Systemadministratören mailar en inbjudan till blivande klubbadministratör.</text:span></text:p>
      <text:p text:style-name="P1"><text:span text:style-name="T3"/></text:p>
      <text:p text:style-name="P1"><text:span text:style-name="T3">Berättelse/Scenario</text:span></text:p>
      <text:p text:style-name="P13"><text:span text:style-name="T2">Per = Systemadministratör.</text:span></text:p>
      <text:p text:style-name="P13"><text:span text:style-name="T2">Kalle = ”blivande” klubbadministratör</text:span></text:p>
      <text:p text:style-name="P13"><text:span text:style-name="T2"/></text:p>
      <text:p text:style-name="P13"><text:span text:style-name="T2">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span></text:p>
      <text:p text:style-name="P1"><text:span text:style-name="T3"/></text:p>
      <text:p text:style-name="P1"><text:span text:style-name="T3">Pre</text:span></text:p>
      <text:p text:style-name="P13"><text:span text:style-name="T2">e-postadress till blivande klubbadministratör.</text:span></text:p>
      <text:p text:style-name="P1"><text:span text:style-name="T3"/></text:p>
      <text:p text:style-name="P1"><text:span text:style-name="T3">Post</text:span></text:p>
      <text:p text:style-name="P13"><text:span text:style-name="T2">En ny klubb har tillkommit till systemet.</text:span></text:p>
      <text:p text:style-name="P1"><text:span text:style-name="T3"/></text:p>
      <text:p text:style-name="P1"><text:span text:style-name="T3">Primär</text:span></text:p>
      <text:p text:style-name="P18"><text:span text:style-name="T3"><text:tab/></text:span></text:p>
      <text:list xml:id="list8997559724178534529" text:style-name="L2">
        <text:list-item>
          <text:list>
            <text:list-item>
              <text:list>
                <text:list-item>
                  <text:p text:style-name="P14"><text:span text:style-name="T2">Systemadministratör bjuder in blivande klubbadministratören som medlem av systemet.</text:span></text:p>
                </text:list-item>
                <text:list-item>
                  <text:p text:style-name="P14"><text:span text:style-name="T2">Blivande klubbadministratören får en inbjudan skickad till sig via sin e-postadress som är lämnad till Systemadministratören.</text:span></text:p>
                </text:list-item>
                <text:list-item>
                  <text:p text:style-name="P14"><text:span text:style-name="T2">Blivande klubbadministratör fyller i samtliga uppgifter i formulär som han når via länken som han fått via inbjudan.</text:span></text:p>
                </text:list-item>
                <text:list-item>
                  <text:p text:style-name="P14"><text:span text:style-name="T2">Innan systemet tar emot uppgifterna kommer dessa att valideras.</text:span></text:p>
                </text:list-item>
                <text:list-item>
                  <text:p text:style-name="P14"><text:span text:style-name="T2">Systemet skickar meddelande till <text:s/>Systemadministratören genom att ett ”event” triggas när ett nytt lag inkommit i systemet.</text:span></text:p>
                </text:list-item>
              </text:list>
            </text:list-item>
          </text:list>
        </text:list-item>
      </text:list>
      <text:p text:style-name="P15"><text:span text:style-name="T2"/></text:p>
      <text:p text:style-name="P17"><text:span text:style-name="T2">Alternativt flöde:</text:span></text:p>
      <text:p text:style-name="P15"><text:span text:style-name="T2"/></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p>
      <text:p text:style-name="P1"><text:span text:style-name="T3"/></text:p>
      <text:p text:style-name="P1"><text:span text:style-name="T3">Uppgift 4 – Användningsfall<text:tab/><text:tab/>(documentation ← Use-cases)</text:span></text:p>
      <text:p text:style-name="P1"><text:span text:style-name="T3"/></text:p>
      <text:p text:style-name="P1"><text:span text:style-name="T3"><text:tab/>version 1.0</text:span></text:p>
      <text:p text:style-name="P1"><text:span text:style-name="T3"/></text:p>
      <text:p text:style-name="P1"><text:span text:style-name="T3">Användningsfall → punkt 1 → dokumentation</text:span></text:p>
      <text:p text:style-name="P1"><text:span text:style-name="T3"/></text:p>
      <text:p text:style-name="P1"><text:span text:style-name="T3">Beskrivning:</text:span></text:p>
      <text:p text:style-name="P13"><text:span text:style-name="T2">Klubbadministratören mailar en inbjudan till blivande lagadministratör.</text:span></text:p>
      <text:p text:style-name="P1"><text:span text:style-name="T3"/></text:p>
      <text:p text:style-name="P1"><text:span text:style-name="T3">Berättelse/Scenario</text:span></text:p>
      <text:p text:style-name="P13"><text:span text:style-name="T2">Kalle = klubbadministratör</text:span></text:p>
      <text:p text:style-name="P13"><text:span text:style-name="T2">Greta = ”blivande” lagadministratör</text:span></text:p>
      <text:p text:style-name="P1"><text:span text:style-name="T3"/></text:p>
      <text:p text:style-name="P13"><text:span text:style-name="T2">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span></text:p>
      <text:p text:style-name="P1"><text:span text:style-name="T3"/></text:p>
      <text:p text:style-name="P1"><text:span text:style-name="T3">Pre</text:span></text:p>
      <text:p text:style-name="P1"><text:span text:style-name="T4">e-postadress till blivande lagadministratör</text:span></text:p>
      <text:p text:style-name="P1"><text:span text:style-name="T3">Post</text:span></text:p>
      <text:p text:style-name="P13"><text:span text:style-name="T2">En ny lagadministratör </text:span><text:span text:style-name="T2">har tillkommit i systemet</text:span></text:p>
      <text:p text:style-name="P1"><text:span text:style-name="T3"/></text:p>
      <text:p text:style-name="P1"><text:span text:style-name="T3">Primär</text:span></text:p>
      <text:p text:style-name="P18"><text:span text:style-name="T3"><text:tab/></text:span></text:p>
      <text:list xml:id="list1061470035" text:continue-numbering="true" text:style-name="L2">
        <text:list-item>
          <text:list>
            <text:list-item>
              <text:list>
                <text:list-item>
                  <text:p text:style-name="P14"><text:span text:style-name="T2">Systemadministratör bjuder in blivande klubbadministratören som medlem av systemet.</text:span></text:p>
                </text:list-item>
                <text:list-item>
                  <text:p text:style-name="P14"><text:span text:style-name="T2">Blivande klubbadministratören får en inbjudan skickad till sig via sin e-postadress som är lämnad till Systemadministratören.</text:span></text:p>
                </text:list-item>
                <text:list-item>
                  <text:p text:style-name="P14"><text:span text:style-name="T2">Blivande klubbadministratör fyller i samtliga uppgifter i formulär som han når via länken som han fått via inbjudan.</text:span></text:p>
                </text:list-item>
                <text:list-item>
                  <text:p text:style-name="P14"><text:span text:style-name="T2">Innan systemet tar emot uppgifterna kommer dessa att valideras.</text:span></text:p>
                </text:list-item>
                <text:list-item>
                  <text:p text:style-name="P14"><text:span text:style-name="T2">Systemet skickar meddelande till <text:s/>Systemadministratören genom att ett ”event” triggas när ett nytt lag inkommit i systemet.</text:span></text:p>
                </text:list-item>
              </text:list>
            </text:list-item>
          </text:list>
        </text:list-item>
      </text:list>
      <text:p text:style-name="P15"><text:span text:style-name="T2"/></text:p>
      <text:p text:style-name="P17"><text:span text:style-name="T2">Alternativt flöde:</text:span></text:p>
      <text:p text:style-name="P15"><text:span text:style-name="T2"/></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08:43:47</dc:date>
    <dc:creator>Andréas  Anemyr</dc:creator>
    <meta:editing-duration>PT10H57M38S</meta:editing-duration>
    <meta:editing-cycles>10</meta:editing-cycles>
    <meta:generator>OpenOffice/4.1.1$Unix OpenOffice.org_project/411m6$Build-9775</meta:generator>
    <meta:document-statistic meta:table-count="1" meta:image-count="0" meta:object-count="0" meta:page-count="5" meta:paragraph-count="124" meta:word-count="989" meta:character-count="6976"/>
  </office:meta>
</office:document-meta>
</file>